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bin" svg:font-family="Cabin,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000000" style:font-name="Liberation Sans" officeooo:paragraph-rsid="0004b11d"/>
    </style:style>
    <style:style style:name="P2" style:family="paragraph" style:parent-style-name="Standard">
      <style:text-properties fo:color="#000000" style:font-name="Liberation Sans" officeooo:rsid="0004b11d" officeooo:paragraph-rsid="0004b11d"/>
    </style:style>
    <style:style style:name="P3" style:family="paragraph" style:parent-style-name="Standard">
      <style:text-properties fo:color="#000000" style:font-name="Liberation Sans" fo:font-size="12pt" officeooo:paragraph-rsid="0004b11d" style:font-size-asian="12pt" style:font-size-complex="12pt"/>
    </style:style>
    <style:style style:name="T1" style:family="text">
      <style:text-properties fo:font-weight="bold" style:font-weight-asian="bold" style:font-weight-complex="bold"/>
    </style:style>
    <style:style style:name="T2" style:family="text">
      <style:text-properties fo:font-variant="normal" fo:text-transform="none" fo:color="#333333" style:font-name="Cabin" fo:font-size="14.25pt" fo:letter-spacing="normal" fo:font-style="normal" fo:font-weight="normal"/>
    </style:style>
    <style:style style:name="T3" style:family="text">
      <style:text-properties fo:font-variant="normal" fo:text-transform="none" fo:color="#333333" style:font-name="Cabin" fo:letter-spacing="normal" fo:font-style="normal" fo:font-weight="normal"/>
    </style:style>
    <style:style style:name="T4" style:family="text">
      <style:text-properties fo:font-variant="normal" fo:text-transform="none" fo:color="#333333" fo:letter-spacing="normal" fo:font-style="normal" fo:font-weight="normal"/>
    </style:style>
    <style:style style:name="T5" style:family="text">
      <style:text-properties fo:font-variant="normal" fo:text-transform="none"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esiliência: </text:span>O que fazer para mitigar possíveis erros e controlar os possíveis erros recebidos da API? </text:p>
      <text:p text:style-name="P2">Tratar todos os possíveis erros.</text:p>
      <text:p text:style-name="P1"/>
      <text:p text:style-name="P1"><text:span text:style-name="T1">Performance:</text:span> Quais boas práticas são aplicadas em banco de dados e no código para garantir performance? </text:p>
      <text:p text:style-name="P2">Tendo apenas as informações importantes.</text:p>
      <text:p text:style-name="P1"/>
      <text:p text:style-name="P1"><text:span text:style-name="T1">Segurança:</text:span> Como garantir segurança para as APIs do sistema? </text:p>
      <text:p text:style-name="P2">Com login e senha e com usuário administrador, a API apenas pode ser alterada pelo mesmo.</text:p>
      <text:p text:style-name="P1"/>
      <text:p text:style-name="P1"><text:span text:style-name="T1">Simultaneidade: </text:span>Como trabalhar com simultaneidade se milhares de requisições forem solicitadas simultaneamente?</text:p>
      <text:p text:style-name="P3"><text:span text:style-name="T5">Quando muitas pessoas tentam modificar dados em um banco de dados ao mesmo tempo, um sistema de controles deve ser implementado de forma que as modificações feitas por uma pessoa não afetem adversamente as de outra pessoa. Isso é chamado</text:span><text:line-break/><text:span text:style-name="T5">controle de simultaneidad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bin" svg:font-family="Cabin,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27T01:41:50.347011697</meta:creation-date>
    <dc:date>2021-06-27T01:55:24.542172620</dc:date>
    <meta:editing-duration>PT3M22S</meta:editing-duration>
    <meta:editing-cycles>1</meta:editing-cycles>
    <meta:document-statistic meta:table-count="0" meta:image-count="0" meta:object-count="0" meta:page-count="1" meta:paragraph-count="8" meta:word-count="122" meta:character-count="804" meta:non-whitespace-character-count="687"/>
    <meta:generator>LibreOffice/6.4.7.2$Linux_X86_64 LibreOffice_project/40$Build-2</meta:generator>
  </office:meta>
</office:document-meta>
</file>